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S 7 POLLITOS INVERSIONE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NOCCA PERALTA, PETER JOH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6359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RAMPO VASQUEZ, CRISTIAN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8314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21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48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41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